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text-indent="0cm" fo:line-height="100%" fo:margin-left="1.058cm" style:writing-mode="lr-tb"/>
    </style:style>
    <style:style style:name="T1_1" style:family="text"/>
    <style:style style:name="T1_2" style:family="text"/>
    <style:style style:name="T1_3" style:family="text"/>
    <style:style style:name="P2" style:family="paragraph" style:parent-style-name="Standard">
      <style:paragraph-properties fo:break-before="auto" fo:text-indent="0cm" fo:line-height="100%" fo:margin-top="0cm" fo:margin-bottom="0cm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P3" style:family="paragraph" style:parent-style-name="Standard">
      <style:paragraph-properties fo:break-before="auto" fo:line-height="100%" style:writing-mode="lr-tb"/>
    </style:style>
    <style:style style:name="P4" style:family="paragraph" style:parent-style-name="Standard">
      <style:paragraph-properties fo:break-before="auto" fo:line-height="100%" style:writing-mode="lr-tb"/>
    </style:style>
  </office:automatic-styles>
  <office:body>
    <office:text>
      <text:p text:style-name="P1"><text:span text:style-name="T1_1">Event</text:span><text:span text:style-name="T1_2"><text:s/></text:span><text:span text:style-name="T1_3">Scheduler</text:span></text:p>
      <text:list text:style-name="LS1" xml:id="list0">
        <text:list-item>
          <text:p text:style-name="P2"><text:span text:style-name="T2_1">{{<text:s/></text:span><text:span text:style-name="T2_2">x</text:span><text:span text:style-name="T2_3">.0<text:s/>}}<text:s/>{{<text:s/></text:span><text:span text:style-name="T2_4">x</text:span><text:span text:style-name="T2_5">.1<text:s/>}}<text:s/>{{<text:s/></text:span><text:span text:style-name="T2_6">x</text:span><text:span text:style-name="T2_7">.3<text:s/>}}</text:span></text:p>
        </text:list-item>
      </text:list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423cm" fo:margin-bottom="0.423cm" style:writing-mode="lr-tb"/>
      <style:text-properties fo:font-style="normal" style:font-style-asian="normal" style:font-style-complex="normal"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397cm" fo:margin-bottom="0.397cm" style:writing-mode="lr-tb"/>
      <style:text-properties fo:font-style="normal" style:font-style-asian="normal" style:font-style-complex="normal"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423cm" fo:margin-bottom="0.423cm" style:writing-mode="lr-tb"/>
      <style:text-properties fo:font-style="normal" style:font-style-asian="normal" style:font-style-complex="normal"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5cm" fo:margin-bottom="0.45cm" style:writing-mode="lr-tb"/>
      <style:text-properties fo:font-style="normal" style:font-style-asian="normal" style:font-style-complex="normal"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45cm" fo:margin-bottom="0.45cm" style:writing-mode="lr-tb"/>
      <style:text-properties fo:font-style="normal" style:font-style-asian="normal" style:font-style-complex="normal" fo:font-size="9pt" style:font-size-asian="9pt" style:font-size-complex="9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635cm" fo:margin-bottom="0.635cm" style:writing-mode="lr-tb"/>
      <style:text-properties fo:font-style="normal" style:font-style-asian="normal" style:font-style-complex="normal" fo:font-size="8pt" style:font-size-asian="8pt" style:font-size-complex="8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00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00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-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-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space-before="3.492cm" text:min-label-width="-3.49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3" text:level="4">
        <style:list-level-properties text:space-before="4.445cm" text:min-label-width="-4.44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4" text:level="5">
        <style:list-level-properties text:space-before="5.715cm" text:min-label-width="-5.71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space-before="7.302cm" text:min-label-width="-7.30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6" text:level="7">
        <style:list-level-properties text:space-before="8.255cm" text:min-label-width="-8.25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7" text:level="8">
        <style:list-level-properties text:space-before="9.525cm" text:min-label-width="-9.52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space-before="11.112cm" text:min-label-width="-11.11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